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Building External Modules</text:p>
      <text:p text:style-name="Preformatted_20_Text"/>
      <text:p text:style-name="Preformatted_20_Text">This document describes how to build an out-of-tree kernel module.</text:p>
      <text:p text:style-name="Preformatted_20_Text"/>
      <text:p text:style-name="Preformatted_20_Text">=== Table of Contents</text:p>
      <text:p text:style-name="Preformatted_20_Text"/>
      <text:p text:style-name="Preformatted_20_Text"><text:s text:c="8"/>=== 1 Introduction</text:p>
      <text:p text:style-name="Preformatted_20_Text"><text:s text:c="8"/>=== 2 How to Build External Modules</text:p>
      <text:p text:style-name="Preformatted_20_Text"><text:s text:c="11"/>--- 2.1 Command Syntax</text:p>
      <text:p text:style-name="Preformatted_20_Text"><text:s text:c="11"/>--- 2.2 Options</text:p>
      <text:p text:style-name="Preformatted_20_Text"><text:s text:c="11"/>--- 2.3 Targets</text:p>
      <text:p text:style-name="Preformatted_20_Text"><text:s text:c="11"/>--- 2.4 Building Separate Files</text:p>
      <text:p text:style-name="Preformatted_20_Text"><text:s text:c="8"/>=== 3. Creating a Kbuild File for an External Module</text:p>
      <text:p text:style-name="Preformatted_20_Text"><text:s text:c="11"/>--- 3.1 Shared Makefile</text:p>
      <text:p text:style-name="Preformatted_20_Text"><text:s text:c="11"/>--- 3.2 Separate Kbuild file and Makefile</text:p>
      <text:p text:style-name="Preformatted_20_Text"><text:s text:c="11"/>--- 3.3 Binary Blobs</text:p>
      <text:p text:style-name="Preformatted_20_Text"><text:s text:c="11"/>--- 3.4 Building Multiple Modules</text:p>
      <text:p text:style-name="Preformatted_20_Text"><text:s text:c="8"/>=== 4. Include Files</text:p>
      <text:p text:style-name="Preformatted_20_Text"><text:s text:c="11"/>--- 4.1 Kernel Includes</text:p>
      <text:p text:style-name="Preformatted_20_Text"><text:s text:c="11"/>--- 4.2 Single Subdirectory</text:p>
      <text:p text:style-name="Preformatted_20_Text"><text:s text:c="11"/>--- 4.3 Several Subdirectories</text:p>
      <text:p text:style-name="Preformatted_20_Text"><text:s text:c="8"/>=== 5. Module Installation</text:p>
      <text:p text:style-name="Preformatted_20_Text"><text:s text:c="11"/>--- 5.1 INSTALL_MOD_PATH</text:p>
      <text:p text:style-name="Preformatted_20_Text"><text:s text:c="11"/>--- 5.2 INSTALL_MOD_DIR</text:p>
      <text:p text:style-name="Preformatted_20_Text"><text:s text:c="8"/>=== 6. Module Versioning</text:p>
      <text:p text:style-name="Preformatted_20_Text"><text:s text:c="11"/>--- 6.1 Symbols From the Kernel (vmlinux + modules)</text:p>
      <text:p text:style-name="Preformatted_20_Text"><text:s text:c="11"/>--- 6.2 Symbols and External Modules</text:p>
      <text:p text:style-name="Preformatted_20_Text"><text:s text:c="11"/>--- 6.3 Symbols From Another External Module</text:p>
      <text:p text:style-name="Preformatted_20_Text"><text:s text:c="8"/>=== 7. Tips &amp; Tricks</text:p>
      <text:p text:style-name="Preformatted_20_Text"><text:s text:c="11"/>--- 7.1 Testing for CONFIG_FOO_BAR</text:p>
      <text:p text:style-name="Preformatted_20_Text"/>
      <text:p text:style-name="Preformatted_20_Text"/>
      <text:p text:style-name="Preformatted_20_Text"/>
      <text:p text:style-name="Preformatted_20_Text">=== 1. Introduction</text:p>
      <text:p text:style-name="Preformatted_20_Text"/>
      <text:p text:style-name="Preformatted_20_Text">"kbuild" is the build system used by the Linux kernel. Modules must use</text:p>
      <text:p text:style-name="Preformatted_20_Text">kbuild to stay compatible with changes in the build infrastructure and</text:p>
      <text:p text:style-name="Preformatted_20_Text">to pick up the right flags to "gcc." Functionality for building modules</text:p>
      <text:p text:style-name="Preformatted_20_Text">both in-tree and out-of-tree is provided. The method for building</text:p>
      <text:p text:style-name="Preformatted_20_Text">either is similar, and all modules are initially developed and built</text:p>
      <text:p text:style-name="Preformatted_20_Text">out-of-tree.</text:p>
      <text:p text:style-name="Preformatted_20_Text"/>
      <text:p text:style-name="Preformatted_20_Text">Covered in this document is information aimed at developers interested</text:p>
      <text:p text:style-name="Preformatted_20_Text">in building out-of-tree (or "external") modules. The author of an</text:p>
      <text:p text:style-name="Preformatted_20_Text">external module should supply a makefile that hides most of the</text:p>
      <text:p text:style-name="Preformatted_20_Text">complexity, so one only has to type "make" to build the module. This is</text:p>
      <text:p text:style-name="Preformatted_20_Text">easily accomplished, and a complete example will be presented in</text:p>
      <text:p text:style-name="Preformatted_20_Text">section 3.</text:p>
      <text:p text:style-name="Preformatted_20_Text"/>
      <text:p text:style-name="Preformatted_20_Text"/>
      <text:p text:style-name="Preformatted_20_Text">=== 2. How to Build External Modules</text:p>
      <text:p text:style-name="Preformatted_20_Text"/>
      <text:p text:style-name="Preformatted_20_Text">To build external modules, you must have a prebuilt kernel available</text:p>
      <text:p text:style-name="Preformatted_20_Text">that contains the configuration and header files used in the build.</text:p>
      <text:p text:style-name="Preformatted_20_Text">Also, the kernel must have been built with modules enabled. If you are</text:p>
      <text:p text:style-name="Preformatted_20_Text">using a distribution kernel, there will be a package for the kernel you</text:p>
      <text:p text:style-name="Preformatted_20_Text">are running provided by your distribution.</text:p>
      <text:p text:style-name="Preformatted_20_Text"/>
      <text:p text:style-name="Preformatted_20_Text">An alternative is to use the "make" target "modules_prepare." This will</text:p>
      <text:p text:style-name="Preformatted_20_Text">make sure the kernel contains the information required. The target</text:p>
      <text:p text:style-name="Preformatted_20_Text">exists solely as a simple way to prepare a kernel source tree for</text:p>
      <text:p text:style-name="Preformatted_20_Text">building external modules.</text:p>
      <text:p text:style-name="Preformatted_20_Text"/>
      <text:p text:style-name="Preformatted_20_Text">NOTE: "modules_prepare" will not build Module.symvers even if</text:p>
      <text:p text:style-name="Preformatted_20_Text"><text:soft-page-break/>CONFIG_MODVERSIONS is set; therefore, a full kernel build needs to be</text:p>
      <text:p text:style-name="Preformatted_20_Text">executed to make module versioning work.</text:p>
      <text:p text:style-name="Preformatted_20_Text"/>
      <text:p text:style-name="Preformatted_20_Text">--- 2.1 Command Syntax</text:p>
      <text:p text:style-name="Preformatted_20_Text"/>
      <text:p text:style-name="Preformatted_20_Text"><text:s text:c="8"/>The command to build an external module is:</text:p>
      <text:p text:style-name="Preformatted_20_Text"/>
      <text:p text:style-name="Preformatted_20_Text"><text:s text:c="16"/>$ make -C &lt;path_to_kernel_src&gt; M=$PWD</text:p>
      <text:p text:style-name="Preformatted_20_Text"/>
      <text:p text:style-name="Preformatted_20_Text"><text:s text:c="8"/>The kbuild system knows that an external module is being built</text:p>
      <text:p text:style-name="Preformatted_20_Text"><text:s text:c="8"/>due to the "M=&lt;dir&gt;" option given in the command.</text:p>
      <text:p text:style-name="Preformatted_20_Text"/>
      <text:p text:style-name="Preformatted_20_Text"><text:s text:c="8"/>To build against the running kernel use:</text:p>
      <text:p text:style-name="Preformatted_20_Text"/>
      <text:p text:style-name="Preformatted_20_Text"><text:s text:c="16"/>$ make -C /lib/modules/`uname -r`/build M=$PWD</text:p>
      <text:p text:style-name="Preformatted_20_Text"/>
      <text:p text:style-name="Preformatted_20_Text"><text:s text:c="8"/>Then to install the module(s) just built, add the target</text:p>
      <text:p text:style-name="Preformatted_20_Text"><text:s text:c="8"/>"modules_install" to the command:</text:p>
      <text:p text:style-name="Preformatted_20_Text"/>
      <text:p text:style-name="Preformatted_20_Text"><text:s text:c="16"/>$ make -C /lib/modules/`uname -r`/build M=$PWD modules_install</text:p>
      <text:p text:style-name="Preformatted_20_Text"/>
      <text:p text:style-name="Preformatted_20_Text">--- 2.2 Options</text:p>
      <text:p text:style-name="Preformatted_20_Text"/>
      <text:p text:style-name="Preformatted_20_Text"><text:s text:c="8"/>($KDIR refers to the path of the kernel source directory.)</text:p>
      <text:p text:style-name="Preformatted_20_Text"/>
      <text:p text:style-name="Preformatted_20_Text"><text:s text:c="8"/>make -C $KDIR M=$PWD</text:p>
      <text:p text:style-name="Preformatted_20_Text"/>
      <text:p text:style-name="Preformatted_20_Text"><text:s text:c="8"/>-C $KDIR</text:p>
      <text:p text:style-name="Preformatted_20_Text"><text:s text:c="16"/>The directory where the kernel source is located.</text:p>
      <text:p text:style-name="Preformatted_20_Text"><text:s text:c="16"/>"make" will actually change to the specified directory</text:p>
      <text:p text:style-name="Preformatted_20_Text"><text:s text:c="16"/>when executing and will change back when finished.</text:p>
      <text:p text:style-name="Preformatted_20_Text"/>
      <text:p text:style-name="Preformatted_20_Text"><text:s text:c="8"/>M=$PWD</text:p>
      <text:p text:style-name="Preformatted_20_Text"><text:s text:c="16"/>Informs kbuild that an external module is being built.</text:p>
      <text:p text:style-name="Preformatted_20_Text"><text:s text:c="16"/>The value given to "M" is the absolute path of the</text:p>
      <text:p text:style-name="Preformatted_20_Text"><text:s text:c="16"/>directory where the external module (kbuild file) is</text:p>
      <text:p text:style-name="Preformatted_20_Text"><text:s text:c="16"/>located.</text:p>
      <text:p text:style-name="Preformatted_20_Text"/>
      <text:p text:style-name="Preformatted_20_Text">--- 2.3 Targets</text:p>
      <text:p text:style-name="Preformatted_20_Text"/>
      <text:p text:style-name="Preformatted_20_Text"><text:s text:c="8"/>When building an external module, only a subset of the "make"</text:p>
      <text:p text:style-name="Preformatted_20_Text"><text:s text:c="8"/>targets are available.</text:p>
      <text:p text:style-name="Preformatted_20_Text"/>
      <text:p text:style-name="Preformatted_20_Text"><text:s text:c="8"/>make -C $KDIR M=$PWD [target]</text:p>
      <text:p text:style-name="Preformatted_20_Text"/>
      <text:p text:style-name="Preformatted_20_Text"><text:s text:c="8"/>The default will build the module(s) located in the current</text:p>
      <text:p text:style-name="Preformatted_20_Text"><text:s text:c="8"/>directory, so a target does not need to be specified. All</text:p>
      <text:p text:style-name="Preformatted_20_Text"><text:s text:c="8"/>output files will also be generated in this directory. No</text:p>
      <text:p text:style-name="Preformatted_20_Text"><text:s text:c="8"/>attempts are made to update the kernel source, and it is a</text:p>
      <text:p text:style-name="Preformatted_20_Text"><text:s text:c="8"/>precondition that a successful "make" has been executed for the</text:p>
      <text:p text:style-name="Preformatted_20_Text"><text:s text:c="8"/>kernel.</text:p>
      <text:p text:style-name="Preformatted_20_Text"/>
      <text:p text:style-name="Preformatted_20_Text"><text:s text:c="8"/>modules</text:p>
      <text:p text:style-name="Preformatted_20_Text"><text:s text:c="16"/>The default target for external modules. It has the</text:p>
      <text:p text:style-name="Preformatted_20_Text"><text:s text:c="16"/>same functionality as if no target was specified. See</text:p>
      <text:p text:style-name="Preformatted_20_Text"><text:s text:c="16"/>description above.</text:p>
      <text:p text:style-name="Preformatted_20_Text"/>
      <text:p text:style-name="Preformatted_20_Text"><text:s text:c="8"/>modules_install</text:p>
      <text:p text:style-name="Preformatted_20_Text"><text:s text:c="16"/>Install the external module(s). The default location is</text:p>
      <text:p text:style-name="Preformatted_20_Text"><text:s text:c="16"/>/lib/modules/&lt;kernel_release&gt;/extra/, but a prefix may</text:p>
      <text:p text:style-name="Preformatted_20_Text"><text:s text:c="16"/>be added with INSTALL_MOD_PATH (discussed in section 5).</text:p>
      <text:p text:style-name="Preformatted_20_Text"/>
      <text:p text:style-name="Preformatted_20_Text"><text:s text:c="8"/>clean</text:p>
      <text:p text:style-name="Preformatted_20_Text"><text:s text:c="16"/>Remove all generated files in the module directory only.</text:p>
      <text:p text:style-name="Preformatted_20_Text"><text:soft-page-break/></text:p>
      <text:p text:style-name="Preformatted_20_Text"><text:s text:c="8"/>help</text:p>
      <text:p text:style-name="Preformatted_20_Text"><text:s text:c="16"/>List the available targets for external modules.</text:p>
      <text:p text:style-name="Preformatted_20_Text"/>
      <text:p text:style-name="Preformatted_20_Text">--- 2.4 Building Separate Files</text:p>
      <text:p text:style-name="Preformatted_20_Text"/>
      <text:p text:style-name="Preformatted_20_Text"><text:s text:c="8"/>It is possible to build single files that are part of a module.</text:p>
      <text:p text:style-name="Preformatted_20_Text"><text:s text:c="8"/>This works equally well for the kernel, a module, and even for</text:p>
      <text:p text:style-name="Preformatted_20_Text"><text:s text:c="8"/>external modules.</text:p>
      <text:p text:style-name="Preformatted_20_Text"/>
      <text:p text:style-name="Preformatted_20_Text"><text:s text:c="8"/>Example (The module foo.ko, consist of bar.o and baz.o):</text:p>
      <text:p text:style-name="Preformatted_20_Text"><text:s text:c="16"/>make -C $KDIR M=$PWD bar.lst</text:p>
      <text:p text:style-name="Preformatted_20_Text"><text:s text:c="16"/>make -C $KDIR M=$PWD baz.o</text:p>
      <text:p text:style-name="Preformatted_20_Text"><text:s text:c="16"/>make -C $KDIR M=$PWD foo.ko</text:p>
      <text:p text:style-name="Preformatted_20_Text"><text:s text:c="16"/>make -C $KDIR M=$PWD /</text:p>
      <text:p text:style-name="Preformatted_20_Text"/>
      <text:p text:style-name="Preformatted_20_Text"/>
      <text:p text:style-name="Preformatted_20_Text">=== 3. Creating a Kbuild File for an External Module</text:p>
      <text:p text:style-name="Preformatted_20_Text"/>
      <text:p text:style-name="Preformatted_20_Text">In the last section we saw the command to build a module for the</text:p>
      <text:p text:style-name="Preformatted_20_Text">running kernel. The module is not actually built, however, because a</text:p>
      <text:p text:style-name="Preformatted_20_Text">build file is required. Contained in this file will be the name of</text:p>
      <text:p text:style-name="Preformatted_20_Text">the module(s) being built, along with the list of requisite source</text:p>
      <text:p text:style-name="Preformatted_20_Text">files. The file may be as simple as a single line:</text:p>
      <text:p text:style-name="Preformatted_20_Text"/>
      <text:p text:style-name="Preformatted_20_Text"><text:s text:c="8"/>obj-m := &lt;module_name&gt;.o</text:p>
      <text:p text:style-name="Preformatted_20_Text"/>
      <text:p text:style-name="Preformatted_20_Text">The kbuild system will build &lt;module_name&gt;.o from &lt;module_name&gt;.c,</text:p>
      <text:p text:style-name="Preformatted_20_Text">and, after linking, will result in the kernel module &lt;module_name&gt;.ko.</text:p>
      <text:p text:style-name="Preformatted_20_Text">The above line can be put in either a "Kbuild" file or a "Makefile."</text:p>
      <text:p text:style-name="Preformatted_20_Text">When the module is built from multiple sources, an additional line is</text:p>
      <text:p text:style-name="Preformatted_20_Text">needed listing the files:</text:p>
      <text:p text:style-name="Preformatted_20_Text"/>
      <text:p text:style-name="Preformatted_20_Text"><text:s text:c="8"/>&lt;module_name&gt;-y := &lt;src1&gt;.o &lt;src2&gt;.o ...</text:p>
      <text:p text:style-name="Preformatted_20_Text"/>
      <text:p text:style-name="Preformatted_20_Text">NOTE: Further documentation describing the syntax used by kbuild is</text:p>
      <text:p text:style-name="Preformatted_20_Text">located in Documentation/kbuild/makefiles.txt.</text:p>
      <text:p text:style-name="Preformatted_20_Text"/>
      <text:p text:style-name="Preformatted_20_Text">The examples below demonstrate how to create a build file for the</text:p>
      <text:p text:style-name="Preformatted_20_Text">module 8123.ko, which is built from the following files:</text:p>
      <text:p text:style-name="Preformatted_20_Text"/>
      <text:p text:style-name="Preformatted_20_Text"><text:s text:c="8"/>8123_if.c</text:p>
      <text:p text:style-name="Preformatted_20_Text"><text:s text:c="8"/>8123_if.h</text:p>
      <text:p text:style-name="Preformatted_20_Text"><text:s text:c="8"/>8123_pci.c</text:p>
      <text:p text:style-name="Preformatted_20_Text"><text:s text:c="8"/>8123_bin.o_shipped <text:s text:c="5"/>&lt;= Binary blob</text:p>
      <text:p text:style-name="Preformatted_20_Text"/>
      <text:p text:style-name="Preformatted_20_Text">--- 3.1 Shared Makefile</text:p>
      <text:p text:style-name="Preformatted_20_Text"/>
      <text:p text:style-name="Preformatted_20_Text"><text:s text:c="8"/>An external module always includes a wrapper makefile that</text:p>
      <text:p text:style-name="Preformatted_20_Text"><text:s text:c="8"/>supports building the module using "make" with no arguments.</text:p>
      <text:p text:style-name="Preformatted_20_Text"><text:s text:c="8"/>This target is not used by kbuild; it is only for convenience.</text:p>
      <text:p text:style-name="Preformatted_20_Text"><text:s text:c="8"/>Additional functionality, such as test targets, can be included</text:p>
      <text:p text:style-name="Preformatted_20_Text"><text:s text:c="8"/>but should be filtered out from kbuild due to possible name</text:p>
      <text:p text:style-name="Preformatted_20_Text"><text:s text:c="8"/>clashes.</text:p>
      <text:p text:style-name="Preformatted_20_Text"/>
      <text:p text:style-name="Preformatted_20_Text"><text:s text:c="8"/>Example 1:</text:p>
      <text:p text:style-name="Preformatted_20_Text"><text:s text:c="16"/>--&gt; filename: Makefile</text:p>
      <text:p text:style-name="Preformatted_20_Text"><text:s text:c="16"/>ifneq ($(KERNELRELEASE),)</text:p>
      <text:p text:style-name="Preformatted_20_Text"><text:s text:c="16"/># kbuild part of makefile</text:p>
      <text:p text:style-name="Preformatted_20_Text"><text:s text:c="16"/>obj-m <text:s/>:= 8123.o</text:p>
      <text:p text:style-name="Preformatted_20_Text"><text:s text:c="16"/>8123-y := 8123_if.o 8123_pci.o 8123_bin.o</text:p>
      <text:p text:style-name="Preformatted_20_Text"/>
      <text:p text:style-name="Preformatted_20_Text"><text:s text:c="16"/>else</text:p>
      <text:p text:style-name="Preformatted_20_Text"><text:s text:c="16"/># normal makefile</text:p>
      <text:p text:style-name="Preformatted_20_Text"><text:soft-page-break/><text:s text:c="16"/>KDIR ?= /lib/modules/`uname -r`/build</text:p>
      <text:p text:style-name="Preformatted_20_Text"/>
      <text:p text:style-name="Preformatted_20_Text"><text:s text:c="16"/>default:</text:p>
      <text:p text:style-name="Preformatted_20_Text"><text:s text:c="24"/>$(MAKE) -C $(KDIR) M=$$PWD</text:p>
      <text:p text:style-name="Preformatted_20_Text"/>
      <text:p text:style-name="Preformatted_20_Text"><text:s text:c="16"/># Module specific targets</text:p>
      <text:p text:style-name="Preformatted_20_Text"><text:s text:c="16"/>genbin:</text:p>
      <text:p text:style-name="Preformatted_20_Text"><text:s text:c="24"/>echo "X" &gt; 8123_bin.o_shipped</text:p>
      <text:p text:style-name="Preformatted_20_Text"/>
      <text:p text:style-name="Preformatted_20_Text"><text:s text:c="16"/>endif</text:p>
      <text:p text:style-name="Preformatted_20_Text"/>
      <text:p text:style-name="Preformatted_20_Text"><text:s text:c="8"/>The check for KERNELRELEASE is used to separate the two parts</text:p>
      <text:p text:style-name="Preformatted_20_Text"><text:s text:c="8"/>of the makefile. In the example, kbuild will only see the two</text:p>
      <text:p text:style-name="Preformatted_20_Text"><text:s text:c="8"/>assignments, whereas "make" will see everything except these</text:p>
      <text:p text:style-name="Preformatted_20_Text"><text:s text:c="8"/>two assignments. This is due to two passes made on the file:</text:p>
      <text:p text:style-name="Preformatted_20_Text"><text:s text:c="8"/>the first pass is by the "make" instance run on the command</text:p>
      <text:p text:style-name="Preformatted_20_Text"><text:s text:c="8"/>line; the second pass is by the kbuild system, which is</text:p>
      <text:p text:style-name="Preformatted_20_Text"><text:s text:c="8"/>initiated by the parameterized "make" in the default target.</text:p>
      <text:p text:style-name="Preformatted_20_Text"/>
      <text:p text:style-name="Preformatted_20_Text">--- 3.2 Separate Kbuild File and Makefile</text:p>
      <text:p text:style-name="Preformatted_20_Text"/>
      <text:p text:style-name="Preformatted_20_Text"><text:s text:c="8"/>In newer versions of the kernel, kbuild will first look for a</text:p>
      <text:p text:style-name="Preformatted_20_Text"><text:s text:c="8"/>file named "Kbuild," and only if that is not found, will it</text:p>
      <text:p text:style-name="Preformatted_20_Text"><text:s text:c="8"/>then look for a makefile. Utilizing a "Kbuild" file allows us</text:p>
      <text:p text:style-name="Preformatted_20_Text"><text:s text:c="8"/>to split up the makefile from example 1 into two files:</text:p>
      <text:p text:style-name="Preformatted_20_Text"/>
      <text:p text:style-name="Preformatted_20_Text"><text:s text:c="8"/>Example 2:</text:p>
      <text:p text:style-name="Preformatted_20_Text"><text:s text:c="16"/>--&gt; filename: Kbuild</text:p>
      <text:p text:style-name="Preformatted_20_Text"><text:s text:c="16"/>obj-m <text:s/>:= 8123.o</text:p>
      <text:p text:style-name="Preformatted_20_Text"><text:s text:c="16"/>8123-y := 8123_if.o 8123_pci.o 8123_bin.o</text:p>
      <text:p text:style-name="Preformatted_20_Text"/>
      <text:p text:style-name="Preformatted_20_Text"><text:s text:c="16"/>--&gt; filename: Makefile</text:p>
      <text:p text:style-name="Preformatted_20_Text"><text:s text:c="16"/>KDIR ?= /lib/modules/`uname -r`/build</text:p>
      <text:p text:style-name="Preformatted_20_Text"/>
      <text:p text:style-name="Preformatted_20_Text"><text:s text:c="16"/>default:</text:p>
      <text:p text:style-name="Preformatted_20_Text"><text:s text:c="24"/>$(MAKE) -C $(KDIR) M=$$PWD</text:p>
      <text:p text:style-name="Preformatted_20_Text"/>
      <text:p text:style-name="Preformatted_20_Text"><text:s text:c="16"/># Module specific targets</text:p>
      <text:p text:style-name="Preformatted_20_Text"><text:s text:c="16"/>genbin:</text:p>
      <text:p text:style-name="Preformatted_20_Text"><text:s text:c="24"/>echo "X" &gt; 8123_bin.o_shipped</text:p>
      <text:p text:style-name="Preformatted_20_Text"/>
      <text:p text:style-name="Preformatted_20_Text"><text:s text:c="8"/>The split in example 2 is questionable due to the simplicity of</text:p>
      <text:p text:style-name="Preformatted_20_Text"><text:s text:c="8"/>each file; however, some external modules use makefiles</text:p>
      <text:p text:style-name="Preformatted_20_Text"><text:s text:c="8"/>consisting of several hundred lines, and here it really pays</text:p>
      <text:p text:style-name="Preformatted_20_Text"><text:s text:c="8"/>off to separate the kbuild part from the rest.</text:p>
      <text:p text:style-name="Preformatted_20_Text"/>
      <text:p text:style-name="Preformatted_20_Text"><text:s text:c="8"/>The next example shows a backward compatible version.</text:p>
      <text:p text:style-name="Preformatted_20_Text"/>
      <text:p text:style-name="Preformatted_20_Text"><text:s text:c="8"/>Example 3:</text:p>
      <text:p text:style-name="Preformatted_20_Text"><text:s text:c="16"/>--&gt; filename: Kbuild</text:p>
      <text:p text:style-name="Preformatted_20_Text"><text:s text:c="16"/>obj-m <text:s/>:= 8123.o</text:p>
      <text:p text:style-name="Preformatted_20_Text"><text:s text:c="16"/>8123-y := 8123_if.o 8123_pci.o 8123_bin.o</text:p>
      <text:p text:style-name="Preformatted_20_Text"/>
      <text:p text:style-name="Preformatted_20_Text"><text:s text:c="16"/>--&gt; filename: Makefile</text:p>
      <text:p text:style-name="Preformatted_20_Text"><text:s text:c="16"/>ifneq ($(KERNELRELEASE),)</text:p>
      <text:p text:style-name="Preformatted_20_Text"><text:s text:c="16"/># kbuild part of makefile</text:p>
      <text:p text:style-name="Preformatted_20_Text"><text:s text:c="16"/>include Kbuild</text:p>
      <text:p text:style-name="Preformatted_20_Text"/>
      <text:p text:style-name="Preformatted_20_Text"><text:s text:c="16"/>else</text:p>
      <text:p text:style-name="Preformatted_20_Text"><text:s text:c="16"/># normal makefile</text:p>
      <text:p text:style-name="Preformatted_20_Text"><text:s text:c="16"/>KDIR ?= /lib/modules/`uname -r`/build</text:p>
      <text:p text:style-name="Preformatted_20_Text"/>
      <text:p text:style-name="Preformatted_20_Text"><text:s text:c="16"/>default:</text:p>
      <text:p text:style-name="Preformatted_20_Text"><text:s text:c="24"/>$(MAKE) -C $(KDIR) M=$$PWD</text:p>
      <text:p text:style-name="Preformatted_20_Text"><text:soft-page-break/></text:p>
      <text:p text:style-name="Preformatted_20_Text"><text:s text:c="16"/># Module specific targets</text:p>
      <text:p text:style-name="Preformatted_20_Text"><text:s text:c="16"/>genbin:</text:p>
      <text:p text:style-name="Preformatted_20_Text"><text:s text:c="24"/>echo "X" &gt; 8123_bin.o_shipped</text:p>
      <text:p text:style-name="Preformatted_20_Text"/>
      <text:p text:style-name="Preformatted_20_Text"><text:s text:c="16"/>endif</text:p>
      <text:p text:style-name="Preformatted_20_Text"/>
      <text:p text:style-name="Preformatted_20_Text"><text:s text:c="8"/>Here the "Kbuild" file is included from the makefile. This</text:p>
      <text:p text:style-name="Preformatted_20_Text"><text:s text:c="8"/>allows an older version of kbuild, which only knows of</text:p>
      <text:p text:style-name="Preformatted_20_Text"><text:s text:c="8"/>makefiles, to be used when the "make" and kbuild parts are</text:p>
      <text:p text:style-name="Preformatted_20_Text"><text:s text:c="8"/>split into separate files.</text:p>
      <text:p text:style-name="Preformatted_20_Text"/>
      <text:p text:style-name="Preformatted_20_Text">--- 3.3 Binary Blobs</text:p>
      <text:p text:style-name="Preformatted_20_Text"/>
      <text:p text:style-name="Preformatted_20_Text"><text:s text:c="8"/>Some external modules need to include an object file as a blob.</text:p>
      <text:p text:style-name="Preformatted_20_Text"><text:s text:c="8"/>kbuild has support for this, but requires the blob file to be</text:p>
      <text:p text:style-name="Preformatted_20_Text"><text:s text:c="8"/>named &lt;filename&gt;_shipped. When the kbuild rules kick in, a copy</text:p>
      <text:p text:style-name="Preformatted_20_Text"><text:s text:c="8"/>of &lt;filename&gt;_shipped is created with _shipped stripped off,</text:p>
      <text:p text:style-name="Preformatted_20_Text"><text:s text:c="8"/>giving us &lt;filename&gt;. This shortened filename can be used in</text:p>
      <text:p text:style-name="Preformatted_20_Text"><text:s text:c="8"/>the assignment to the module.</text:p>
      <text:p text:style-name="Preformatted_20_Text"/>
      <text:p text:style-name="Preformatted_20_Text"><text:s text:c="8"/>Throughout this section, 8123_bin.o_shipped has been used to</text:p>
      <text:p text:style-name="Preformatted_20_Text"><text:s text:c="8"/>build the kernel module 8123.ko; it has been included as</text:p>
      <text:p text:style-name="Preformatted_20_Text"><text:s text:c="8"/>8123_bin.o.</text:p>
      <text:p text:style-name="Preformatted_20_Text"/>
      <text:p text:style-name="Preformatted_20_Text"><text:s text:c="16"/>8123-y := 8123_if.o 8123_pci.o 8123_bin.o</text:p>
      <text:p text:style-name="Preformatted_20_Text"/>
      <text:p text:style-name="Preformatted_20_Text"><text:s text:c="8"/>Although there is no distinction between the ordinary source</text:p>
      <text:p text:style-name="Preformatted_20_Text"><text:s text:c="8"/>files and the binary file, kbuild will pick up different rules</text:p>
      <text:p text:style-name="Preformatted_20_Text"><text:s text:c="8"/>when creating the object file for the module.</text:p>
      <text:p text:style-name="Preformatted_20_Text"/>
      <text:p text:style-name="Preformatted_20_Text">--- 3.4 Building Multiple Modules</text:p>
      <text:p text:style-name="Preformatted_20_Text"/>
      <text:p text:style-name="Preformatted_20_Text"><text:s text:c="8"/>kbuild supports building multiple modules with a single build</text:p>
      <text:p text:style-name="Preformatted_20_Text"><text:s text:c="8"/>file. For example, if you wanted to build two modules, foo.ko</text:p>
      <text:p text:style-name="Preformatted_20_Text"><text:s text:c="8"/>and bar.ko, the kbuild lines would be:</text:p>
      <text:p text:style-name="Preformatted_20_Text"/>
      <text:p text:style-name="Preformatted_20_Text"><text:s text:c="16"/>obj-m := foo.o bar.o</text:p>
      <text:p text:style-name="Preformatted_20_Text"><text:s text:c="16"/>foo-y := &lt;foo_srcs&gt;</text:p>
      <text:p text:style-name="Preformatted_20_Text"><text:s text:c="16"/>bar-y := &lt;bar_srcs&gt;</text:p>
      <text:p text:style-name="Preformatted_20_Text"/>
      <text:p text:style-name="Preformatted_20_Text"><text:s text:c="8"/>It is that simple!</text:p>
      <text:p text:style-name="Preformatted_20_Text"/>
      <text:p text:style-name="Preformatted_20_Text"/>
      <text:p text:style-name="Preformatted_20_Text">=== 4. Include Files</text:p>
      <text:p text:style-name="Preformatted_20_Text"/>
      <text:p text:style-name="Preformatted_20_Text">Within the kernel, header files are kept in standard locations</text:p>
      <text:p text:style-name="Preformatted_20_Text">according to the following rule:</text:p>
      <text:p text:style-name="Preformatted_20_Text"/>
      <text:p text:style-name="Preformatted_20_Text"><text:s text:c="8"/>* If the header file only describes the internal interface of a</text:p>
      <text:p text:style-name="Preformatted_20_Text"><text:s text:c="10"/>module, then the file is placed in the same directory as the</text:p>
      <text:p text:style-name="Preformatted_20_Text"><text:s text:c="10"/>source files.</text:p>
      <text:p text:style-name="Preformatted_20_Text"><text:s text:c="8"/>* If the header file describes an interface used by other parts</text:p>
      <text:p text:style-name="Preformatted_20_Text"><text:s text:c="10"/>of the kernel that are located in different directories, then</text:p>
      <text:p text:style-name="Preformatted_20_Text"><text:s text:c="10"/>the file is placed in include/linux/.</text:p>
      <text:p text:style-name="Preformatted_20_Text"/>
      <text:p text:style-name="Preformatted_20_Text"><text:s text:c="10"/>NOTE: There are two notable exceptions to this rule: larger</text:p>
      <text:p text:style-name="Preformatted_20_Text"><text:s text:c="10"/>subsystems have their own directory under include/, such as</text:p>
      <text:p text:style-name="Preformatted_20_Text"><text:s text:c="10"/>include/scsi; and architecture specific headers are located</text:p>
      <text:p text:style-name="Preformatted_20_Text"><text:s text:c="10"/>under arch/$(ARCH)/include/.</text:p>
      <text:p text:style-name="Preformatted_20_Text"/>
      <text:p text:style-name="Preformatted_20_Text">--- 4.1 Kernel Includes</text:p>
      <text:p text:style-name="Preformatted_20_Text"/>
      <text:p text:style-name="Preformatted_20_Text"><text:s text:c="8"/>To include a header file located under include/linux/, simply</text:p>
      <text:p text:style-name="Preformatted_20_Text"><text:soft-page-break/><text:s text:c="8"/>use:</text:p>
      <text:p text:style-name="Preformatted_20_Text"/>
      <text:p text:style-name="Preformatted_20_Text"><text:s text:c="16"/>#include &lt;linux/module.h&gt;</text:p>
      <text:p text:style-name="Preformatted_20_Text"/>
      <text:p text:style-name="Preformatted_20_Text"><text:s text:c="8"/>kbuild will add options to "gcc" so the relevant directories</text:p>
      <text:p text:style-name="Preformatted_20_Text"><text:s text:c="8"/>are searched.</text:p>
      <text:p text:style-name="Preformatted_20_Text"/>
      <text:p text:style-name="Preformatted_20_Text">--- 4.2 Single Subdirectory</text:p>
      <text:p text:style-name="Preformatted_20_Text"/>
      <text:p text:style-name="Preformatted_20_Text"><text:s text:c="8"/>External modules tend to place header files in a separate</text:p>
      <text:p text:style-name="Preformatted_20_Text"><text:s text:c="8"/>include/ directory where their source is located, although this</text:p>
      <text:p text:style-name="Preformatted_20_Text"><text:s text:c="8"/>is not the usual kernel style. To inform kbuild of the</text:p>
      <text:p text:style-name="Preformatted_20_Text"><text:s text:c="8"/>directory, use either ccflags-y or CFLAGS_&lt;filename&gt;.o.</text:p>
      <text:p text:style-name="Preformatted_20_Text"/>
      <text:p text:style-name="Preformatted_20_Text"><text:s text:c="8"/>Using the example from section 3, if we moved 8123_if.h to a</text:p>
      <text:p text:style-name="Preformatted_20_Text"><text:s text:c="8"/>subdirectory named include, the resulting kbuild file would</text:p>
      <text:p text:style-name="Preformatted_20_Text"><text:s text:c="8"/>look like:</text:p>
      <text:p text:style-name="Preformatted_20_Text"/>
      <text:p text:style-name="Preformatted_20_Text"><text:s text:c="16"/>--&gt; filename: Kbuild</text:p>
      <text:p text:style-name="Preformatted_20_Text"><text:s text:c="16"/>obj-m := 8123.o</text:p>
      <text:p text:style-name="Preformatted_20_Text"/>
      <text:p text:style-name="Preformatted_20_Text"><text:s text:c="16"/>ccflags-y := -Iinclude</text:p>
      <text:p text:style-name="Preformatted_20_Text"><text:s text:c="16"/>8123-y := 8123_if.o 8123_pci.o 8123_bin.o</text:p>
      <text:p text:style-name="Preformatted_20_Text"/>
      <text:p text:style-name="Preformatted_20_Text"><text:s text:c="8"/>Note that in the assignment there is no space between -I and</text:p>
      <text:p text:style-name="Preformatted_20_Text"><text:s text:c="8"/>the path. This is a limitation of kbuild: there must be no</text:p>
      <text:p text:style-name="Preformatted_20_Text"><text:s text:c="8"/>space present.</text:p>
      <text:p text:style-name="Preformatted_20_Text"/>
      <text:p text:style-name="Preformatted_20_Text">--- 4.3 Several Subdirectories</text:p>
      <text:p text:style-name="Preformatted_20_Text"/>
      <text:p text:style-name="Preformatted_20_Text"><text:s text:c="8"/>kbuild can handle files that are spread over several directories.</text:p>
      <text:p text:style-name="Preformatted_20_Text"><text:s text:c="8"/>Consider the following example:</text:p>
      <text:p text:style-name="Preformatted_20_Text"/>
      <text:p text:style-name="Preformatted_20_Text"><text:s text:c="8"/>.</text:p>
      <text:p text:style-name="Preformatted_20_Text"><text:s text:c="8"/>|__ src</text:p>
      <text:p text:style-name="Preformatted_20_Text"><text:s text:c="8"/>| <text:s text:c="2"/>|__ complex_main.c</text:p>
      <text:p text:style-name="Preformatted_20_Text"><text:s text:c="8"/>| <text:s text:c="2"/>|__ hal</text:p>
      <text:p text:style-name="Preformatted_20_Text"><text:s text:c="8"/>| <text:s text:c="6"/>|__ hardwareif.c</text:p>
      <text:p text:style-name="Preformatted_20_Text"><text:s text:c="8"/>| <text:s text:c="6"/>|__ include</text:p>
      <text:p text:style-name="Preformatted_20_Text"><text:s text:c="8"/>| <text:s text:c="10"/>|__ hardwareif.h</text:p>
      <text:p text:style-name="Preformatted_20_Text"><text:s text:c="8"/>|__ include</text:p>
      <text:p text:style-name="Preformatted_20_Text"><text:s text:c="12"/>|__ complex.h</text:p>
      <text:p text:style-name="Preformatted_20_Text"/>
      <text:p text:style-name="Preformatted_20_Text"><text:s text:c="8"/>To build the module complex.ko, we then need the following</text:p>
      <text:p text:style-name="Preformatted_20_Text"><text:s text:c="8"/>kbuild file:</text:p>
      <text:p text:style-name="Preformatted_20_Text"/>
      <text:p text:style-name="Preformatted_20_Text"><text:s text:c="16"/>--&gt; filename: Kbuild</text:p>
      <text:p text:style-name="Preformatted_20_Text"><text:s text:c="16"/>obj-m := complex.o</text:p>
      <text:p text:style-name="Preformatted_20_Text"><text:s text:c="16"/>complex-y := src/complex_main.o</text:p>
      <text:p text:style-name="Preformatted_20_Text"><text:s text:c="16"/>complex-y += src/hal/hardwareif.o</text:p>
      <text:p text:style-name="Preformatted_20_Text"/>
      <text:p text:style-name="Preformatted_20_Text"><text:s text:c="16"/>ccflags-y := -I$(src)/include</text:p>
      <text:p text:style-name="Preformatted_20_Text"><text:s text:c="16"/>ccflags-y += -I$(src)/src/hal/include</text:p>
      <text:p text:style-name="Preformatted_20_Text"/>
      <text:p text:style-name="Preformatted_20_Text"><text:s text:c="8"/>As you can see, kbuild knows how to handle object files located</text:p>
      <text:p text:style-name="Preformatted_20_Text"><text:s text:c="8"/>in other directories. The trick is to specify the directory</text:p>
      <text:p text:style-name="Preformatted_20_Text"><text:s text:c="8"/>relative to the kbuild file's location. That being said, this</text:p>
      <text:p text:style-name="Preformatted_20_Text"><text:s text:c="8"/>is NOT recommended practice.</text:p>
      <text:p text:style-name="Preformatted_20_Text"/>
      <text:p text:style-name="Preformatted_20_Text"><text:s text:c="8"/>For the header files, kbuild must be explicitly told where to</text:p>
      <text:p text:style-name="Preformatted_20_Text"><text:s text:c="8"/>look. When kbuild executes, the current directory is always the</text:p>
      <text:p text:style-name="Preformatted_20_Text"><text:s text:c="8"/>root of the kernel tree (the argument to "-C") and therefore an</text:p>
      <text:p text:style-name="Preformatted_20_Text"><text:s text:c="8"/>absolute path is needed. $(src) provides the absolute path by</text:p>
      <text:p text:style-name="Preformatted_20_Text"><text:s text:c="8"/>pointing to the directory where the currently executing kbuild</text:p>
      <text:p text:style-name="Preformatted_20_Text"><text:soft-page-break/><text:s text:c="8"/>file is located.</text:p>
      <text:p text:style-name="Preformatted_20_Text"/>
      <text:p text:style-name="Preformatted_20_Text"/>
      <text:p text:style-name="Preformatted_20_Text">=== 5. Module Installation</text:p>
      <text:p text:style-name="Preformatted_20_Text"/>
      <text:p text:style-name="Preformatted_20_Text">Modules which are included in the kernel are installed in the</text:p>
      <text:p text:style-name="Preformatted_20_Text">directory:</text:p>
      <text:p text:style-name="Preformatted_20_Text"/>
      <text:p text:style-name="Preformatted_20_Text"><text:s text:c="8"/>/lib/modules/$(KERNELRELEASE)/kernel/</text:p>
      <text:p text:style-name="Preformatted_20_Text"/>
      <text:p text:style-name="Preformatted_20_Text">And external modules are installed in:</text:p>
      <text:p text:style-name="Preformatted_20_Text"/>
      <text:p text:style-name="Preformatted_20_Text"><text:s text:c="8"/>/lib/modules/$(KERNELRELEASE)/extra/</text:p>
      <text:p text:style-name="Preformatted_20_Text"/>
      <text:p text:style-name="Preformatted_20_Text">--- 5.1 INSTALL_MOD_PATH</text:p>
      <text:p text:style-name="Preformatted_20_Text"/>
      <text:p text:style-name="Preformatted_20_Text"><text:s text:c="8"/>Above are the default directories but as always some level of</text:p>
      <text:p text:style-name="Preformatted_20_Text"><text:s text:c="8"/>customization is possible. A prefix can be added to the</text:p>
      <text:p text:style-name="Preformatted_20_Text"><text:s text:c="8"/>installation path using the variable INSTALL_MOD_PATH:</text:p>
      <text:p text:style-name="Preformatted_20_Text"/>
      <text:p text:style-name="Preformatted_20_Text"><text:s text:c="16"/>$ make INSTALL_MOD_PATH=/frodo modules_install</text:p>
      <text:p text:style-name="Preformatted_20_Text"><text:s text:c="16"/>=&gt; Install dir: /frodo/lib/modules/$(KERNELRELEASE)/kernel/</text:p>
      <text:p text:style-name="Preformatted_20_Text"/>
      <text:p text:style-name="Preformatted_20_Text"><text:s text:c="8"/>INSTALL_MOD_PATH may be set as an ordinary shell variable or,</text:p>
      <text:p text:style-name="Preformatted_20_Text"><text:s text:c="8"/>as shown above, can be specified on the command line when</text:p>
      <text:p text:style-name="Preformatted_20_Text"><text:s text:c="8"/>calling "make." This has effect when installing both in-tree</text:p>
      <text:p text:style-name="Preformatted_20_Text"><text:s text:c="8"/>and out-of-tree modules.</text:p>
      <text:p text:style-name="Preformatted_20_Text"/>
      <text:p text:style-name="Preformatted_20_Text">--- 5.2 INSTALL_MOD_DIR</text:p>
      <text:p text:style-name="Preformatted_20_Text"/>
      <text:p text:style-name="Preformatted_20_Text"><text:s text:c="8"/>External modules are by default installed to a directory under</text:p>
      <text:p text:style-name="Preformatted_20_Text"><text:s text:c="8"/>/lib/modules/$(KERNELRELEASE)/extra/, but you may wish to</text:p>
      <text:p text:style-name="Preformatted_20_Text"><text:s text:c="8"/>locate modules for a specific functionality in a separate</text:p>
      <text:p text:style-name="Preformatted_20_Text"><text:s text:c="8"/>directory. For this purpose, use INSTALL_MOD_DIR to specify an</text:p>
      <text:p text:style-name="Preformatted_20_Text"><text:s text:c="8"/>alternative name to "extra."</text:p>
      <text:p text:style-name="Preformatted_20_Text"/>
      <text:p text:style-name="Preformatted_20_Text"><text:s text:c="16"/>$ make INSTALL_MOD_DIR=gandalf -C $KDIR \</text:p>
      <text:p text:style-name="Preformatted_20_Text"><text:s text:c="23"/>M=$PWD modules_install</text:p>
      <text:p text:style-name="Preformatted_20_Text"><text:s text:c="16"/>=&gt; Install dir: /lib/modules/$(KERNELRELEASE)/gandalf/</text:p>
      <text:p text:style-name="Preformatted_20_Text"/>
      <text:p text:style-name="Preformatted_20_Text"/>
      <text:p text:style-name="Preformatted_20_Text">=== 6. Module Versioning</text:p>
      <text:p text:style-name="Preformatted_20_Text"/>
      <text:p text:style-name="Preformatted_20_Text">Module versioning is enabled by the CONFIG_MODVERSIONS tag, and is used</text:p>
      <text:p text:style-name="Preformatted_20_Text">as a simple ABI consistency check. A CRC value of the full prototype</text:p>
      <text:p text:style-name="Preformatted_20_Text">for an exported symbol is created. When a module is loaded/used, the</text:p>
      <text:p text:style-name="Preformatted_20_Text">CRC values contained in the kernel are compared with similar values in</text:p>
      <text:p text:style-name="Preformatted_20_Text">the module; if they are not equal, the kernel refuses to load the</text:p>
      <text:p text:style-name="Preformatted_20_Text">module.</text:p>
      <text:p text:style-name="Preformatted_20_Text"/>
      <text:p text:style-name="Preformatted_20_Text">Module.symvers contains a list of all exported symbols from a kernel</text:p>
      <text:p text:style-name="Preformatted_20_Text">build.</text:p>
      <text:p text:style-name="Preformatted_20_Text"/>
      <text:p text:style-name="Preformatted_20_Text">--- 6.1 Symbols From the Kernel (vmlinux + modules)</text:p>
      <text:p text:style-name="Preformatted_20_Text"/>
      <text:p text:style-name="Preformatted_20_Text"><text:s text:c="8"/>During a kernel build, a file named Module.symvers will be</text:p>
      <text:p text:style-name="Preformatted_20_Text"><text:s text:c="8"/>generated. Module.symvers contains all exported symbols from</text:p>
      <text:p text:style-name="Preformatted_20_Text"><text:s text:c="8"/>the kernel and compiled modules. For each symbol, the</text:p>
      <text:p text:style-name="Preformatted_20_Text"><text:s text:c="8"/>corresponding CRC value is also stored.</text:p>
      <text:p text:style-name="Preformatted_20_Text"/>
      <text:p text:style-name="Preformatted_20_Text"><text:s text:c="8"/>The syntax of the Module.symvers file is:</text:p>
      <text:p text:style-name="Preformatted_20_Text"><text:s text:c="16"/>&lt;CRC&gt; <text:s text:c="6"/>&lt;Symbol&gt; <text:s text:c="10"/>&lt;module&gt;</text:p>
      <text:p text:style-name="Preformatted_20_Text"/>
      <text:p text:style-name="Preformatted_20_Text"><text:s text:c="16"/>0x2d036834 <text:s/>scsi_remove_host <text:s text:c="2"/>drivers/scsi/scsi_mod</text:p>
      <text:p text:style-name="Preformatted_20_Text"><text:soft-page-break/></text:p>
      <text:p text:style-name="Preformatted_20_Text"><text:s text:c="8"/>For a kernel build without CONFIG_MODVERSIONS enabled, the CRC</text:p>
      <text:p text:style-name="Preformatted_20_Text"><text:s text:c="8"/>would read 0x00000000.</text:p>
      <text:p text:style-name="Preformatted_20_Text"/>
      <text:p text:style-name="Preformatted_20_Text"><text:s text:c="8"/>Module.symvers serves two purposes:</text:p>
      <text:p text:style-name="Preformatted_20_Text"><text:s text:c="8"/>1) It lists all exported symbols from vmlinux and all modules.</text:p>
      <text:p text:style-name="Preformatted_20_Text"><text:s text:c="8"/>2) It lists the CRC if CONFIG_MODVERSIONS is enabled.</text:p>
      <text:p text:style-name="Preformatted_20_Text"/>
      <text:p text:style-name="Preformatted_20_Text">--- 6.2 Symbols and External Modules</text:p>
      <text:p text:style-name="Preformatted_20_Text"/>
      <text:p text:style-name="Preformatted_20_Text"><text:s text:c="8"/>When building an external module, the build system needs access</text:p>
      <text:p text:style-name="Preformatted_20_Text"><text:s text:c="8"/>to the symbols from the kernel to check if all external symbols</text:p>
      <text:p text:style-name="Preformatted_20_Text"><text:s text:c="8"/>are defined. This is done in the MODPOST step. modpost obtains</text:p>
      <text:p text:style-name="Preformatted_20_Text"><text:s text:c="8"/>the symbols by reading Module.symvers from the kernel source</text:p>
      <text:p text:style-name="Preformatted_20_Text"><text:s text:c="8"/>tree. If a Module.symvers file is present in the directory</text:p>
      <text:p text:style-name="Preformatted_20_Text"><text:s text:c="8"/>where the external module is being built, this file will be</text:p>
      <text:p text:style-name="Preformatted_20_Text"><text:s text:c="8"/>read too. During the MODPOST step, a new Module.symvers file</text:p>
      <text:p text:style-name="Preformatted_20_Text"><text:s text:c="8"/>will be written containing all exported symbols that were not</text:p>
      <text:p text:style-name="Preformatted_20_Text"><text:s text:c="8"/>defined in the kernel.</text:p>
      <text:p text:style-name="Preformatted_20_Text"/>
      <text:p text:style-name="Preformatted_20_Text">--- 6.3 Symbols From Another External Module</text:p>
      <text:p text:style-name="Preformatted_20_Text"/>
      <text:p text:style-name="Preformatted_20_Text"><text:s text:c="8"/>Sometimes, an external module uses exported symbols from</text:p>
      <text:p text:style-name="Preformatted_20_Text"><text:s text:c="8"/>another external module. kbuild needs to have full knowledge of</text:p>
      <text:p text:style-name="Preformatted_20_Text"><text:s text:c="8"/>all symbols to avoid spitting out warnings about undefined</text:p>
      <text:p text:style-name="Preformatted_20_Text"><text:s text:c="8"/>symbols. Three solutions exist for this situation.</text:p>
      <text:p text:style-name="Preformatted_20_Text"/>
      <text:p text:style-name="Preformatted_20_Text"><text:s text:c="8"/>NOTE: The method with a top-level kbuild file is recommended</text:p>
      <text:p text:style-name="Preformatted_20_Text"><text:s text:c="8"/>but may be impractical in certain situations.</text:p>
      <text:p text:style-name="Preformatted_20_Text"/>
      <text:p text:style-name="Preformatted_20_Text"><text:s text:c="8"/>Use a top-level kbuild file</text:p>
      <text:p text:style-name="Preformatted_20_Text"><text:s text:c="16"/>If you have two modules, foo.ko and bar.ko, where</text:p>
      <text:p text:style-name="Preformatted_20_Text"><text:s text:c="16"/>foo.ko needs symbols from bar.ko, you can use a</text:p>
      <text:p text:style-name="Preformatted_20_Text"><text:s text:c="16"/>common top-level kbuild file so both modules are</text:p>
      <text:p text:style-name="Preformatted_20_Text"><text:s text:c="16"/>compiled in the same build. Consider the following</text:p>
      <text:p text:style-name="Preformatted_20_Text"><text:s text:c="16"/>directory layout:</text:p>
      <text:p text:style-name="Preformatted_20_Text"/>
      <text:p text:style-name="Preformatted_20_Text"><text:s text:c="16"/>./foo/ &lt;= contains foo.ko</text:p>
      <text:p text:style-name="Preformatted_20_Text"><text:s text:c="16"/>./bar/ &lt;= contains bar.ko</text:p>
      <text:p text:style-name="Preformatted_20_Text"/>
      <text:p text:style-name="Preformatted_20_Text"><text:s text:c="16"/>The top-level kbuild file would then look like:</text:p>
      <text:p text:style-name="Preformatted_20_Text"/>
      <text:p text:style-name="Preformatted_20_Text"><text:s text:c="16"/>#./Kbuild (or ./Makefile):</text:p>
      <text:p text:style-name="Preformatted_20_Text"><text:s text:c="24"/>obj-y := foo/ bar/</text:p>
      <text:p text:style-name="Preformatted_20_Text"/>
      <text:p text:style-name="Preformatted_20_Text"><text:s text:c="16"/>And executing</text:p>
      <text:p text:style-name="Preformatted_20_Text"/>
      <text:p text:style-name="Preformatted_20_Text"><text:s text:c="24"/>$ make -C $KDIR M=$PWD</text:p>
      <text:p text:style-name="Preformatted_20_Text"/>
      <text:p text:style-name="Preformatted_20_Text"><text:s text:c="16"/>will then do the expected and compile both modules with</text:p>
      <text:p text:style-name="Preformatted_20_Text"><text:s text:c="16"/>full knowledge of symbols from either module.</text:p>
      <text:p text:style-name="Preformatted_20_Text"/>
      <text:p text:style-name="Preformatted_20_Text"><text:s text:c="8"/>Use an extra Module.symvers file</text:p>
      <text:p text:style-name="Preformatted_20_Text"><text:s text:c="16"/>When an external module is built, a Module.symvers file</text:p>
      <text:p text:style-name="Preformatted_20_Text"><text:s text:c="16"/>is generated containing all exported symbols which are</text:p>
      <text:p text:style-name="Preformatted_20_Text"><text:s text:c="16"/>not defined in the kernel. To get access to symbols</text:p>
      <text:p text:style-name="Preformatted_20_Text"><text:s text:c="16"/>from bar.ko, copy the Module.symvers file from the</text:p>
      <text:p text:style-name="Preformatted_20_Text"><text:s text:c="16"/>compilation of bar.ko to the directory where foo.ko is</text:p>
      <text:p text:style-name="Preformatted_20_Text"><text:s text:c="16"/>built. During the module build, kbuild will read the</text:p>
      <text:p text:style-name="Preformatted_20_Text"><text:s text:c="16"/>Module.symvers file in the directory of the external</text:p>
      <text:p text:style-name="Preformatted_20_Text"><text:s text:c="16"/>module, and when the build is finished, a new</text:p>
      <text:p text:style-name="Preformatted_20_Text"><text:s text:c="16"/>Module.symvers file is created containing the sum of</text:p>
      <text:p text:style-name="Preformatted_20_Text"><text:s text:c="16"/>all symbols defined and not part of the kernel.</text:p>
      <text:p text:style-name="Preformatted_20_Text"/>
      <text:p text:style-name="Preformatted_20_Text"><text:soft-page-break/><text:s text:c="8"/>Use "make" variable KBUILD_EXTRA_SYMBOLS</text:p>
      <text:p text:style-name="Preformatted_20_Text"><text:s text:c="16"/>If it is impractical to copy Module.symvers from</text:p>
      <text:p text:style-name="Preformatted_20_Text"><text:s text:c="16"/>another module, you can assign a space separated list</text:p>
      <text:p text:style-name="Preformatted_20_Text"><text:s text:c="16"/>of files to KBUILD_EXTRA_SYMBOLS in your build file.</text:p>
      <text:p text:style-name="Preformatted_20_Text"><text:s text:c="16"/>These files will be loaded by modpost during the</text:p>
      <text:p text:style-name="Preformatted_20_Text"><text:s text:c="16"/>initialization of its symbol tables.</text:p>
      <text:p text:style-name="Preformatted_20_Text"/>
      <text:p text:style-name="Preformatted_20_Text"/>
      <text:p text:style-name="Preformatted_20_Text">=== 7. Tips &amp; Tricks</text:p>
      <text:p text:style-name="Preformatted_20_Text"/>
      <text:p text:style-name="Preformatted_20_Text">--- 7.1 Testing for CONFIG_FOO_BAR</text:p>
      <text:p text:style-name="Preformatted_20_Text"/>
      <text:p text:style-name="Preformatted_20_Text"><text:s text:c="8"/>Modules often need to check for certain CONFIG_ options to</text:p>
      <text:p text:style-name="Preformatted_20_Text"><text:s text:c="8"/>decide if a specific feature is included in the module. In</text:p>
      <text:p text:style-name="Preformatted_20_Text"><text:s text:c="8"/>kbuild this is done by referencing the CONFIG_ variable</text:p>
      <text:p text:style-name="Preformatted_20_Text"><text:s text:c="8"/>directly.</text:p>
      <text:p text:style-name="Preformatted_20_Text"/>
      <text:p text:style-name="Preformatted_20_Text"><text:s text:c="16"/>#fs/ext2/Makefile</text:p>
      <text:p text:style-name="Preformatted_20_Text"><text:s text:c="16"/>obj-$(CONFIG_EXT2_FS) += ext2.o</text:p>
      <text:p text:style-name="Preformatted_20_Text"/>
      <text:p text:style-name="Preformatted_20_Text"><text:s text:c="16"/>ext2-y := balloc.o bitmap.o dir.o</text:p>
      <text:p text:style-name="Preformatted_20_Text"><text:s text:c="16"/>ext2-$(CONFIG_EXT2_FS_XATTR) += xattr.o</text:p>
      <text:p text:style-name="Preformatted_20_Text"/>
      <text:p text:style-name="Preformatted_20_Text"><text:s text:c="8"/>External modules have traditionally used "grep" to check for</text:p>
      <text:p text:style-name="Preformatted_20_Text"><text:s text:c="8"/>specific CONFIG_ settings directly in .config. This usage is</text:p>
      <text:p text:style-name="Preformatted_20_Text"><text:s text:c="8"/>broken. As introduced before, external modules should use</text:p>
      <text:p text:style-name="Preformatted_20_Text"><text:s text:c="8"/>kbuild for building and can therefore use the same methods as</text:p>
      <text:p text:style-name="Preformatted_20_Text"><text:s text:c="8"/>in-tree modules when testing for CONFIG_ definitions.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7T18:23:05.736663165</meta:creation-date>
    <dc:date>2017-11-27T18:23:49.543391052</dc:date>
    <meta:editing-duration>P0D</meta:editing-duration>
    <meta:editing-cycles>1</meta:editing-cycles>
    <meta:document-statistic meta:table-count="0" meta:image-count="0" meta:object-count="0" meta:page-count="9" meta:paragraph-count="395" meta:word-count="2619" meta:character-count="19839" meta:non-whitespace-character-count="13955"/>
    <meta:generator>LibreOffice/4.2.8.2$Linux_X86_64 LibreOffice_project/420m0$Build-2</meta:generator>
  </office:meta>
</office:document-meta>
</file>